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valleriebaum:</text:p>
      <text:p text:style-name="P1"/>
      <text:p text:style-name="P4">schwere Kavallerie:</text:p>
      <text:p text:style-name="P1"/>
      <text:p text:style-name="P1">Speerkampf I</text:p>
      <text:p text:style-name="P1"/>
      <text:p text:style-name="P2">Spießreiter:</text:p>
      <text:p text:style-name="P1">KG.Speer +</text:p>
      <text:p text:style-name="P1">Speere 2</text:p>
      <text:p text:style-name="P1">NOTE: bekommt wurfspeere</text:p>
      <text:p text:style-name="P3">Benötigt:<text:span text:style-name="T1"> <text:s/>Speerkampf I</text:span></text:p>
      <text:p text:style-name="P1"/>
      <text:p text:style-name="P2">Spießreiter.Axt</text:p>
      <text:p text:style-name="P1">KG.Speer +</text:p>
      <text:p text:style-name="P1">KG.Axt ++</text:p>
      <text:p text:style-name="P1">Speere 3</text:p>
      <text:p text:style-name="P1">Axt 2</text:p>
      <text:p text:style-name="P3">Benötigt:<text:span text:style-name="T1"> <text:s/>Spießreiter</text:span></text:p>
      <text:p text:style-name="P1"/>
      <text:p text:style-name="P2">Marschall.Axt(Heldenfähigkeit)</text:p>
      <text:p text:style-name="P1">Speere 4, Axt 3</text:p>
      <text:p text:style-name="P1">Held erlernt Fähigkeit Stärkung.Axt</text:p>
      <text:p text:style-name="P3">Benötigt:<text:span text:style-name="T1"> <text:s/>Spießreiter.Axt</text:span></text:p>
      <text:p text:style-name="P1"/>
      <text:p text:style-name="P1"/>
      <text:p text:style-name="P2">Spießreiter.Schwert</text:p>
      <text:p text:style-name="P1">KG.Speer +</text:p>
      <text:p text:style-name="P1">KG.Schwert ++</text:p>
      <text:p text:style-name="P1">Speere 3</text:p>
      <text:p text:style-name="P1">Schwert 2</text:p>
      <text:p text:style-name="P3">Benötigt:<text:span text:style-name="T1"> <text:s/>Spießreiter</text:span></text:p>
      <text:p text:style-name="P1"/>
      <text:p text:style-name="P2">Marschall.Schwert(Heldenfähigkeit)</text:p>
      <text:p text:style-name="P1">Speere 4, Schwert 3</text:p>
      <text:p text:style-name="P1">Held erlernt Fähigkeit Stärkung.Schwert</text:p>
      <text:p text:style-name="P3">Benötigt:<text:span text:style-name="T1"> <text:s/>Spießreiter.Schwert</text:span></text:p>
      <text:p text:style-name="P1"/>
      <text:p text:style-name="P2">Spießreiter.Wurfspeer:</text:p>
      <text:p text:style-name="P1">KG.Speer +</text:p>
      <text:p text:style-name="P1">RD.Speer +</text:p>
      <text:p text:style-name="P1">Speere 3</text:p>
      <text:p text:style-name="P1">Wurfspeere 2</text:p>
      <text:p text:style-name="P3">Benötigt:<text:span text:style-name="T1"> <text:s/>Spießreiter</text:span></text:p>
      <text:p text:style-name="P1"/>
      <text:p text:style-name="P2">Marschall.Speer</text:p>
      <text:p text:style-name="P1">Speere 4, Wurfspeere 3</text:p>
      <text:p text:style-name="P1">Held erlernt Fähigkeit Stärkung.Speer</text:p>
      <text:p text:style-name="P3">Benötigt:<text:span text:style-name="T1"> <text:s/>Spießreiter.Wurfspeer</text:span></text:p>
      <text:p text:style-name="P1"/>
      <text:p text:style-name="P1"/>
      <text:p text:style-name="P1"/>
      <text:p text:style-name="P1"><text:soft-page-break/></text:p>
      <text:p text:style-name="P2">Lanzenreiter:</text:p>
      <text:p text:style-name="P1">RD.Speer +</text:p>
      <text:p text:style-name="P1">Speere 2</text:p>
      <text:p text:style-name="P3">Benötigt:<text:span text:style-name="T1"> <text:s/>Speerkampf I</text:span></text:p>
      <text:p text:style-name="P1"/>
      <text:p text:style-name="P2">Lanzenritter:</text:p>
      <text:p text:style-name="P1">KG.Speer +</text:p>
      <text:p text:style-name="P1">RD.Speer +</text:p>
      <text:p text:style-name="P1">Initiative +</text:p>
      <text:p text:style-name="P1">Speere 3</text:p>
      <text:p text:style-name="P3">Benötigt:<text:span text:style-name="T1"> <text:s/>Lanzenreiter</text:span></text:p>
      <text:p text:style-name="P1"/>
      <text:p text:style-name="P2">Schwarzer Ritter(Heldentalent):</text:p>
      <text:p text:style-name="P1">KG.Schwert ++</text:p>
      <text:p text:style-name="P1">RD.Schwert +</text:p>
      <text:p text:style-name="P1">Speere 4, Schwerter 4</text:p>
      <text:p text:style-name="P3">Benötigt:<text:span text:style-name="T1"> <text:s/>Lanzenritter, Speerlauf</text:span></text:p>
      <text:p text:style-name="P1"/>
      <text:p text:style-name="P1"/>
      <text:p text:style-name="P2">Speerlauf(Fähigkeit):</text:p>
      <text:p text:style-name="P1">Moralschaden ++ beim Ansturm gegen kleinere Gegner</text:p>
      <text:p text:style-name="P1">Moralschaden + beim Ansturm gegen gleichgroße oder maximal eine Stufe größere Gegner</text:p>
      <text:p text:style-name="P3">Bedingung: <text:span text:style-name="T1">Speer.equip</text:span></text:p>
      <text:p text:style-name="P3">Benötigt:<text:span text:style-name="T1"> <text:s/>Speerkampf I</text:span></text:p>
      <text:p text:style-name="P1"/>
      <text:p text:style-name="P1"/>
      <text:p text:style-name="P2">Durchbohren:</text:p>
      <text:p text:style-name="P1">RD.Speer ++</text:p>
      <text:p text:style-name="P1">RD.Axt +</text:p>
      <text:p text:style-name="P1">RD.Schwert +</text:p>
      <text:p text:style-name="P3">Benötigt:<text:span text:style-name="T1"> <text:s/>Speerkampf I</text:span></text:p>
      <text:p text:style-name="P3"><text:span text:style-name="T1"/></text:p>
      <text:p text:style-name="P1"/>
      <text:p text:style-name="P5">Achtung:</text:p>
      <text:p text:style-name="P1">Kein Speerkampf II !</text:p>
      <text:p text:style-name="P1"/>
      <text:p text:style-name="P1"/>
      <text:p text:style-name="P1"/>
      <text:p text:style-name="P4">Leichte Kavallerie:</text:p>
      <text:p text:style-name="P4"/>
      <text:p text:style-name="P2">Fernkampf I, Fernkampf II</text:p>
      <text:p text:style-name="P1"/>
      <text:p text:style-name="P1"><text:span text:style-name="T2">Armbrustreiter</text:span>:</text:p>
      <text:p text:style-name="P1">KG.Armbrust +</text:p>
      <text:p text:style-name="P1">Armbrust 2</text:p>
      <text:p text:style-name="P3">Benötigt:<text:span text:style-name="T1"> <text:s/>Fernkampf I</text:span></text:p>
      <text:p text:style-name="P1"/>
      <text:p text:style-name="P3"><text:span text:style-name="T4">Bogenreiter</text:span><text:span text:style-name="T1">:</text:span></text:p>
      <text:p text:style-name="P1">KG.Bogen +</text:p>
      <text:p text:style-name="P1">Bögen 2</text:p>
      <text:p text:style-name="P3"><text:soft-page-break/>Benötigt:<text:span text:style-name="T1"> <text:s/>Fernkampf I</text:span></text:p>
      <text:p text:style-name="P1"/>
      <text:p text:style-name="P1"/>
      <text:p text:style-name="P2">Pfeilritter:</text:p>
      <text:p text:style-name="P1">KG.Bogen ++</text:p>
      <text:p text:style-name="P1">RD.Bogen +</text:p>
      <text:p text:style-name="P1">Bogen 3</text:p>
      <text:p text:style-name="P1"/>
      <text:p text:style-name="P1"/>
      <text:p text:style-name="P2">Bolzenritter:</text:p>
      <text:p text:style-name="P1">KG.Armbrust +</text:p>
      <text:p text:style-name="P1">RD.Armbrust ++</text:p>
      <text:p text:style-name="P1">Armbrust 3</text:p>
      <text:p text:style-name="P1"/>
      <text:p text:style-name="P2">Donnerbolzenritter(Heldenfähigkeit):</text:p>
      <text:p text:style-name="P1">Held erlernt Fähigekeit Stärkung.Armbrust</text:p>
      <text:p text:style-name="P1">Armbrust 4</text:p>
      <text:p text:style-name="P1"/>
      <text:p text:style-name="P2">Windpfeilritter (Heldenfähigkeit):</text:p>
      <text:p text:style-name="P1">Held erlernt Fähigkeit Stärkung.Bogen</text:p>
      <text:p text:style-name="P1">Bogen 4</text:p>
      <text:p text:style-name="P1"/>
      <text:p text:style-name="P2">Pfeilregen:</text:p>
      <text:p text:style-name="P1">0.4 % Schaden</text:p>
      <text:p text:style-name="P1">stark erhöhter Moralschaden (je nachdem, wie Helge die Moral realisiert, anpassen)</text:p>
      <text:p text:style-name="P1">Moralschadenfaktor: 4</text:p>
      <text:p text:style-name="P3">Benötigt:<text:span text:style-name="T1"> <text:s/>Bogenreiter ODER Armbrustreiter</text:span></text:p>
      <text:p text:style-name="P1">Berufsoldaten die beritten sind, sind weit besser ausgebildete Truppen als ihre Infanteriekollegen.</text:p>
      <text:p text:style-name="P1">Daher können sie auch noch gezielt über größere Entfernungen einen Pfeilregen einsetzen, der ja auch aufeinander angepasst sein muss.</text:p>
      <text:p text:style-name="P1">Man kann sich vorstellen, dass die berittenen Söldner/Soldaten quasi die Elitetruppen darstellen, während die Infanterie den Pöbel darstellt ;-)</text:p>
      <text:p text:style-name="P1"/>
      <text:p text:style-name="P1"/>
      <text:p text:style-name="P1"/>
      <text:p text:style-name="P2">Nahkampf I, Nahkampf II</text:p>
      <text:p text:style-name="P1"/>
      <text:p text:style-name="P2">Schwertkämpfer , Langschwertkämpfer, Langschwertmeister, Windläufer </text:p>
      <text:p text:style-name="P2"/>
      <text:p text:style-name="P2">Axtkämpfer, Streitaxtkämpfer, Streitaxtmeister, Kriegshammer, Kriegshammermeister, "Schädel spalten"</text:p>
      <text:p text:style-name="P2"/>
      <text:p text:style-name="P2"/>
      <text:p text:style-name="P2">Feind auskundschaften(Fähigkeit):</text:p>
      <text:p text:style-name="P1">Falls man zu Beginn der Kampfhandlungen wenigstens einen Späher besitzt, so erhält man Informationen darüber, welchen (Haupt-)Helden der Feind gewählt hat.</text:p>
      <text:p text:style-name="P1">Bei (mind.) zwei Spähern erfährt man zudem noch, welche Nebenhelden gewählt wurden.</text:p>
      <text:p text:style-name="P1">Bei mind. Dreien erhält man Einblick in die Talente und Fähigkeiten des gegnerischen Haupthelden.</text:p>
      <text:p text:style-name="P1"><text:span text:style-name="T3">Benötigt</text:span>: /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20M57S</meta:editing-duration>
    <meta:editing-cycles>8</meta:editing-cycles>
    <meta:generator>OpenOffice.org/3.2$Win32 OpenOffice.org_project/320m18$Build-9502</meta:generator>
    <dc:date>2012-03-25T17:21:53.42</dc:date>
    <dc:creator>Daniel Spanier</dc:creator>
    <meta:document-statistic meta:table-count="0" meta:image-count="0" meta:object-count="0" meta:page-count="3" meta:paragraph-count="105" meta:word-count="343" meta:character-count="2751"/>
    <meta:user-defined meta:name="Info 1"/>
    <meta:user-defined meta:name="Info 2"/>
    <meta:user-defined meta:name="Info 3"/>
    <meta:user-defined meta:name="Info 4"/>
  </office:meta>
</office:document-meta>
</file>